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BC_3a_author_28_s_29_">
      <style:text-properties officeooo:paragraph-rsid="002c541e"/>
    </style:style>
    <style:style style:name="P2" style:family="paragraph" style:parent-style-name="SBC_3a_paragraph">
      <style:text-properties officeooo:paragraph-rsid="00425be0"/>
    </style:style>
    <style:style style:name="P3" style:family="paragraph" style:parent-style-name="SBC_3a_paragraph">
      <style:paragraph-properties fo:margin-left="0cm" fo:margin-right="0cm" fo:text-indent="0cm" style:auto-text-indent="false"/>
      <style:text-properties officeooo:rsid="001ba63e" officeooo:paragraph-rsid="00425be0"/>
    </style:style>
    <style:style style:name="P4" style:family="paragraph" style:parent-style-name="SBC_3a_paragraph" style:list-style-name="L1">
      <style:text-properties officeooo:rsid="00395e0a" officeooo:paragraph-rsid="00395e0a"/>
    </style:style>
    <style:style style:name="P5" style:family="paragraph" style:parent-style-name="SBC_3a_paragraph" style:list-style-name="L1">
      <style:text-properties officeooo:rsid="003a044a" officeooo:paragraph-rsid="003a044a"/>
    </style:style>
    <style:style style:name="P6" style:family="paragraph" style:parent-style-name="SBC_3a_paragraph" style:list-style-name="L1">
      <style:text-properties officeooo:rsid="003b1b28" officeooo:paragraph-rsid="003b1b28"/>
    </style:style>
    <style:style style:name="P7" style:family="paragraph" style:parent-style-name="SBC_3a_paragraph">
      <style:text-properties officeooo:rsid="003c72de"/>
    </style:style>
    <style:style style:name="P8" style:family="paragraph" style:parent-style-name="SBC_3a_paragraph" style:list-style-name="L2">
      <style:text-properties officeooo:paragraph-rsid="00425be0"/>
    </style:style>
    <style:style style:name="P9" style:family="paragraph" style:parent-style-name="SBC_3a_paragraph" style:list-style-name="L2">
      <style:text-properties fo:font-style="normal" officeooo:rsid="00409f55" officeooo:paragraph-rsid="00425be0" style:font-style-asian="normal" style:font-style-complex="normal"/>
    </style:style>
    <style:style style:name="P10" style:family="paragraph" style:parent-style-name="SBC_3a_paragraph" style:list-style-name="L2">
      <style:text-properties fo:font-style="normal" officeooo:rsid="00425be0" officeooo:paragraph-rsid="00425be0" style:font-style-asian="normal" style:font-style-complex="normal"/>
    </style:style>
    <style:style style:name="P11" style:family="paragraph" style:parent-style-name="SBC_3a_paragraph" style:list-style-name="L2">
      <style:text-properties fo:font-style="normal" officeooo:rsid="0043ef1e" officeooo:paragraph-rsid="0043ef1e" style:font-style-asian="normal" style:font-style-complex="normal"/>
    </style:style>
    <style:style style:name="P12" style:family="paragraph" style:parent-style-name="SBC_3a_paragraph" style:list-style-name="L2">
      <style:text-properties officeooo:rsid="0043ef1e" officeooo:paragraph-rsid="0043ef1e"/>
    </style:style>
    <style:style style:name="P13" style:family="paragraph" style:parent-style-name="SBC_3a_paragraph">
      <style:text-properties officeooo:rsid="004e7e64" officeooo:paragraph-rsid="004e7e64"/>
    </style:style>
    <style:style style:name="P14" style:family="paragraph" style:parent-style-name="SBC_3a_paragraph">
      <style:paragraph-properties fo:margin-left="0cm" fo:margin-right="0cm" fo:text-indent="0cm" style:auto-text-indent="false"/>
      <style:text-properties officeooo:rsid="00555123" officeooo:paragraph-rsid="00555123"/>
    </style:style>
    <style:style style:name="P15" style:family="paragraph" style:parent-style-name="SBC_3a_title_3a_1">
      <style:text-properties officeooo:rsid="0018912c" officeooo:paragraph-rsid="0018912c"/>
    </style:style>
    <style:style style:name="P16" style:family="paragraph" style:parent-style-name="SBC_3a_title_3a_1">
      <style:text-properties officeooo:rsid="003e0757" officeooo:paragraph-rsid="003e0757"/>
    </style:style>
    <style:style style:name="P17" style:family="paragraph" style:parent-style-name="SBC_3a_title" style:master-page-name="Standard">
      <style:paragraph-properties style:page-number="auto"/>
      <style:text-properties officeooo:rsid="002c541e" officeooo:paragraph-rsid="002c541e"/>
    </style:style>
    <style:style style:name="P18" style:family="paragraph" style:parent-style-name="SBC_3a_paragraph_3a_first">
      <style:text-properties officeooo:rsid="003336b2" officeooo:paragraph-rsid="00395e0a"/>
    </style:style>
    <style:style style:name="P19" style:family="paragraph" style:parent-style-name="SBC_3a_paragraph_3a_first">
      <style:text-properties officeooo:rsid="00555123" officeooo:paragraph-rsid="00555123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86cd6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20f80d" style:font-style-asian="normal" style:font-style-complex="normal"/>
    </style:style>
    <style:style style:name="T6" style:family="text">
      <style:text-properties fo:font-style="normal" officeooo:rsid="003e0757" style:font-style-asian="normal" style:font-style-complex="normal"/>
    </style:style>
    <style:style style:name="T7" style:family="text">
      <style:text-properties fo:font-style="normal" officeooo:rsid="003f259f" style:font-style-asian="normal" style:font-style-complex="normal"/>
    </style:style>
    <style:style style:name="T8" style:family="text">
      <style:text-properties fo:font-style="normal" officeooo:rsid="004032ac" style:font-style-asian="normal" style:font-style-complex="normal"/>
    </style:style>
    <style:style style:name="T9" style:family="text">
      <style:text-properties fo:font-style="normal" officeooo:rsid="00409f55" style:font-style-asian="normal" style:font-style-complex="normal"/>
    </style:style>
    <style:style style:name="T10" style:family="text">
      <style:text-properties fo:font-style="normal" officeooo:rsid="00425be0" style:font-style-asian="normal" style:font-style-complex="normal"/>
    </style:style>
    <style:style style:name="T11" style:family="text">
      <style:text-properties fo:font-style="normal" officeooo:rsid="00458d7f" style:font-style-asian="normal" style:font-style-complex="normal"/>
    </style:style>
    <style:style style:name="T12" style:family="text">
      <style:text-properties officeooo:rsid="003009c1"/>
    </style:style>
    <style:style style:name="T13" style:family="text">
      <style:text-properties officeooo:rsid="003a044a"/>
    </style:style>
    <style:style style:name="T14" style:family="text">
      <style:text-properties officeooo:rsid="003b1b28"/>
    </style:style>
    <style:style style:name="T15" style:family="text">
      <style:text-properties officeooo:rsid="003b9a9a"/>
    </style:style>
    <style:style style:name="T16" style:family="text">
      <style:text-properties officeooo:rsid="003c72de"/>
    </style:style>
    <style:style style:name="T17" style:family="text">
      <style:text-properties officeooo:rsid="00478b0d"/>
    </style:style>
    <style:style style:name="T18" style:family="text">
      <style:text-properties officeooo:rsid="005119f6"/>
    </style:style>
    <style:style style:name="T19" style:family="text">
      <style:text-properties officeooo:rsid="00526d37"/>
    </style:style>
    <style:style style:name="T20" style:family="text">
      <style:text-properties officeooo:rsid="00568fd7"/>
    </style:style>
    <style:style style:name="T21" style:family="text">
      <style:text-properties officeooo:rsid="0058628c"/>
    </style:style>
    <style:style style:name="T22" style:family="text">
      <style:text-properties officeooo:rsid="005aee3c"/>
    </style:style>
    <style:style style:name="T23" style:family="text">
      <style:text-properties officeooo:rsid="005c1e3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LASSCAU <text:span text:style-name="T12">Interface</text:span></text:p>
      <text:p text:style-name="P1"><text:span text:style-name="T3">Patrick Silva Ferraz</text:span><text:span text:style-name="T1">1</text:span></text:p>
      <text:p text:style-name="SBC_3a_institution"><text:span text:style-name="T1">1</text:span><text:span text:style-name="T3">Ciência da Computação</text:span> – Universidade <text:span text:style-name="T3">Estadual de Santa Cruz</text:span> (<text:span text:style-name="T3">UESC</text:span>)</text:p>
      <text:p text:style-name="SBC_3a_address"><text:span text:style-name="T3">45662</text:span>-9<text:span text:style-name="T3">0</text:span>0 – <text:span text:style-name="T3">Ilhéus</text:span> – <text:span text:style-name="T3">BA</text:span> – Bra<text:span text:style-name="T3">s</text:span>il</text:p>
      <text:p text:style-name="SBC_3a_email"><text:span text:style-name="T3">patrick.ferraz</text:span>@<text:span text:style-name="T3">outlook.com</text:span></text:p>
      <text:p text:style-name="SBC_3a_resumo"><text:span text:style-name="T2">Resumo.</text:span> <text:span text:style-name="T3">Este relatório descreve a metodologia utilizada para modelagem e implementação da interface do software classcau, apontando as principais ferramentas, sua usabilidade e características que beneficiaram a escolha. Contém também as janelas implementadas e as funcionalidades existentes ou desejadas em cada janela durante processo de implementação do software.</text:span></text:p>
      <text:h text:style-name="P15" text:outline-level="1">Introdução</text:h>
      <text:p text:style-name="P18">O Qt é um framework multiplataforma desenvolvido em C++ para desenvolvimento de interfaces gráficas. Em 1990 Haavard Nord e Eirik Chambe-Eng conceberam o Qt enquanto buscavam uma forma de rodar um aplicativo de banco de dados C++ para imagens de ultrassom em uma GUI no Unix, Macintosh e Windows, originando assim o Qt comercial e código aberto (FreeQt) e posteriormente a fundação da empresa mantedora do projeto em 1995, a Trolltech, atualmente conhecida como Qt Company. <text:s/>Com o passar do tempo, o Qt passa a ser mantido pelo Qt Project, uma iniciativa de software livre envolvendo desenvolvedores individuais e provenientes de empresas como Nokia, Digia e outras. Embora o objetivo inicial foi o desenvolvimento de interfaces através da linguagem C++, com passar do tempo o Qt passou a oferece também o suporte para Java, Ruby e Python. Existe uma infinidade de características presentes no Qt que o torna líder para o desenvolvimento de sistemas multiplataformas tanto para desktop quanto sistemas embarcados e mobile, sendo utilizado até para sistema em veículos, dispositivos médicos e de automação industrial. Alguns pontos são destacados a seguir.</text:p>
      <text:list xml:id="list4283651731285773076" text:style-name="L1">
        <text:list-item>
          <text:p text:style-name="P4">Possibilidade de desenvolvimento através da licença comercial <text:span text:style-name="T13">(Qt Commercial Developer License)</text:span> e de código aberto <text:span text:style-name="T13">(GPL e LGPL)</text:span>, <text:span text:style-name="T13">juntamente com Qt Project, sob o modelo de governança aberta.</text:span></text:p>
        </text:list-item>
        <text:list-item>
          <text:p text:style-name="P5">Multiplataforma, permitindo o desenvolvimento para sistemas desktops, embarcados e mobile, com a criação de aplicativos nativos de alto desempenho.</text:p>
        </text:list-item>
        <text:list-item>
          <text:p text:style-name="P5">Comunidade ativa e dinâmica com mais de um milhão de desenvolvedores em todo mundo, contribuindo <text:span text:style-name="T14">frequentemente</text:span> e priorizando facilitar o desenvolvimento <text:span text:style-name="T14">com máxima performance através de adaptações constantes a evolução tecnológica.</text:span></text:p>
        </text:list-item>
        <text:list-item>
          <text:p text:style-name="P6"><text:soft-page-break/>Padronização no desenvolvimento dos módulos, API’s e ferramentas, <text:span text:style-name="T16">todas</text:span> bem documentadas possibilitando fácil reutilização de código e garantindo acesso aos recursos pelos desenvolvedores independente da plataforma.</text:p>
        </text:list-item>
        <text:list-item>
          <text:p text:style-name="P6">Possibilidade de desenvolvimento híbrido, possuindo API’s e bibliotecas <text:span text:style-name="T15">que permitem a utilização de classes para manipulação de sockets, processamento de imagens, desenvolvimento de jogos, banco de dados, sensores de hardware, arquivos XML, entre outros.</text:span></text:p>
        </text:list-item>
      </text:list>
      <text:p text:style-name="P7">Devido a principal característica do Qt ser multiplataforma, é possível desenvolver e compilar códigos em diversos dispositivos sem a necessidade de alterações no código fonte. Com base nisso, o Qt Creator, também desenvolvido e mantido pela Qt Company, será a ferramenta ideal para desenvolvimento do Classcau, integrando os principais módulos e bibliotecas do Qt.</text:p>
      <text:h text:style-name="P16" text:outline-level="1">QT Creator</text:h>
      <text:p text:style-name="P3"><text:span text:style-name="T6">O QT Creator é um </text:span><text:span text:style-name="T7">poderoso e robusto</text:span><text:span text:style-name="T6"> ambiente de desenvolvimento integrado (IDE) multiplataforma que traz consigo a Qt sdk</text:span><text:span text:style-name="T5">. </text:span><text:span text:style-name="T7">Sua primeira versão foi disponibilizada em 2009 e a partir de então tornou-se a melhor IDE com Qt empacotado. </text:span><text:span text:style-name="T8">O Creator possui um depurador visual </text:span><text:span text:style-name="T9">com suporte ao gdb, cdb, lldb e depurador javascript</text:span><text:span text:style-name="T8">, um layout GUI integrado e um designer de formulários, além de incluir realce de sintaxe </text:span><text:span text:style-name="T9">para vários idiomas</text:span><text:span text:style-name="T8">, a função autocompletar </text:span><text:span text:style-name="T9">e um gerente de projetos que pode usar diversos formatos, como .pro, Cmake, Autotools e outros. Um arquivo de projeto pode destacar informaç</text:span><text:span text:style-name="T10">ões </text:span><text:span text:style-name="T9">relacionad</text:span><text:span text:style-name="T10">a</text:span><text:span text:style-name="T9">s aos arquivos inclusos, etapas de configurações e configurações de execução</text:span><text:span text:style-name="T8">.</text:span></text:p>
      <text:p text:style-name="P2"><text:span text:style-name="T8">Por conta do empacotamento do Qt, bibliotecas e módulos </text:span><text:span text:style-name="T9">tornam-se visíveis e indispensáveis </text:span><text:span text:style-name="T10">no Creator, </text:span><text:span text:style-name="T11">que fornece ferramentas para realizar suas tarefas ao longo do ciclo de cida do desenvolvimento de aplicativos, desde a criação até a implantação do aplicativa nas plataformas de destino</text:span><text:span text:style-name="T9">, como:</text:span></text:p>
      <text:list xml:id="list8565082334276921531" text:style-name="L2">
        <text:list-item>
          <text:p text:style-name="P8"><text:span text:style-name="T10">A</text:span><text:span text:style-name="T9"> integração </text:span><text:span text:style-name="T10">d</text:span><text:span text:style-name="T9">a ferramenta Qt Designer para projetar e construir interfaces gráficas de usuários (GUIs).</text:span></text:p>
        </text:list-item>
        <text:list-item>
          <text:p text:style-name="P9">Qt Quick Designer para desenvolver animações usando uma linguagem de programação declarativa QML.</text:p>
        </text:list-item>
        <text:list-item>
          <text:p text:style-name="P8"><text:span text:style-name="T10">I</text:span><text:span text:style-name="T9">ntegração de controle de versão git.</text:span></text:p>
        </text:list-item>
        <text:list-item>
          <text:p text:style-name="P9">Qt Simulator para testar ferramentas desenvolvidas para dispositivos móveis.</text:p>
        </text:list-item>
        <text:list-item>
          <text:p text:style-name="P10">Qt Linguist para localização de aplicativos, tradução e disponibilização internacional.</text:p>
        </text:list-item>
        <text:list-item>
          <text:p text:style-name="P12"><text:span text:style-name="T10">Q</text:span><text:span text:style-name="T4">t Assistant para visualizar a documentação do Qt permitindo também a adição de novos documentos a lista.</text:span></text:p>
        </text:list-item>
        <text:list-item>
          <text:p text:style-name="P11"><text:soft-page-break/>Compiladores para interface de usuário (uic), meta-objetos (moc), recursos (rcc) e XML Qt D-Bus para conversão de código XML em C++.</text:p>
        </text:list-item>
      </text:list>
      <text:p text:style-name="SBC_3a_paragraph">Existem diversas outras ferramentas e módulos nativos, as citadas recebem destaque devido ao demanda dos desenvolvedores em Qt. Ressalta-se a herança alcançada com o desenvolvimento do Creator, sendo a criação e execução de aplicativos Qt para ambientes desktop (Windows, Linux, FreeBSD e Mac OS), dispositivos móveis (Android, BlackBerry, Ios, Maemo e MeeGo) e dispositivos Linux embarcados. As configurações <text:span text:style-name="T17">d</text:span>e construção permitem que o usuário altere entre alvos de construção, diferentes versões do Qt <text:span text:style-name="T17">e configurações</text:span>. Para dispo<text:span text:style-name="T17">s</text:span>i<text:span text:style-name="T17">t</text:span>i<text:span text:style-name="T17">v</text:span>os móveis, <text:span text:style-name="T17">é possível gerar um pacote de instalação, instalar e executar a partir do próprio computador</text:span>.</text:p>
      <text:p text:style-name="P13">O principal objetivo do Qt Creator não é ser apenas um compilador ou debugger, mas sim uma plataforma completa e robusta para programação, criação e design multiplataforma, <text:span text:style-name="T19">papel</text:span> ao qual tem <text:span text:style-name="T18">cumprido</text:span>.</text:p>
      <text:h text:style-name="SBC_3a_title_3a_1" text:outline-level="1">Interface Classcau</text:h>
      <text:p text:style-name="P19">O objetivo inicial do software classcau é realizar a análise das amêndoas do cacau através do processamento das imagens retiradas das mesmas, utilizando algoritmos da biblioteca OpenCV e implementação do código e interface utilizando IDEs robustas que que possibilitam a análise, testes e depuramento. Ressalta-se que a modelagem do programa, apesar de ser para plataforma desktop, foi elaborada e pensada para possuir flexibilidade e posteriormente fácil transição para plataforma mobile e sistema embarcados. <text:span text:style-name="T22">O</text:span> fluxograma <text:span text:style-name="T22">1</text:span> <text:span text:style-name="T22">representa</text:span> o <text:span text:style-name="T20">funcionamento</text:span> da interface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creation-date>2010-08-03T10:11:27.48</meta:creation-date>
    <dc:language>pt-BR</dc:language>
    <meta:editing-cycles>42</meta:editing-cycles>
    <meta:editing-duration>PT2H34M47S</meta:editing-duration>
    <dc:date>2018-04-15T15:41:35.640477171</dc:date>
    <meta:document-statistic meta:table-count="0" meta:image-count="0" meta:object-count="0" meta:page-count="3" meta:paragraph-count="28" meta:word-count="912" meta:character-count="6178" meta:non-whitespace-character-count="5304"/>
    <meta:user-defined meta:name="Info 1"/>
    <meta:user-defined meta:name="Info 2"/>
    <meta:user-defined meta:name="Info 3"/>
    <meta:user-defined meta:name="Info 4"/>
  </office:meta>
</office:document-meta>
</file>